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 fo:line-height="100%"/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paragraph-properties fo:line-height="100%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9" style:family="paragraph" style:parent-style-name="Heading_20_2">
      <style:paragraph-properties fo:line-height="100%"/>
      <style:text-properties fo:font-size="12pt" style:font-size-asian="12pt" style:font-size-complex="12pt"/>
    </style:style>
    <style:style style:name="P10" style:family="paragraph" style:parent-style-name="Heading_20_2">
      <style:paragraph-properties fo:line-height="100%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 style:parent-style-name="Heading_20_2">
      <style:text-properties fo:font-size="14pt" fo:font-weight="bold" style:font-size-asian="12.25pt" style:font-weight-asian="bold" style:font-size-complex="14pt" style:font-weight-complex="bold"/>
    </style:style>
    <style:style style:name="T1" style:family="text"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T2" style:family="text">
      <style:text-properties style:font-name="Times New Roman" fo:font-size="16pt" style:font-size-asian="16pt" style:font-size-complex="16pt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6" style:family="text">
      <style:text-properties style:font-name="Times New Roman" fo:font-size="12pt" style:font-size-asian="10.5pt" style:font-size-complex="12pt"/>
    </style:style>
    <style:style style:name="T7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lcome to the Cold Saw Replication Guide.</text:p>
      <text:p text:style-name="Standard"/>
      <text:p text:style-name="Standard">Refer to the document named <text:span text:style-name="T8">Build Preparation</text:span><text:span text:style-name="T9"> for what tools and materials you will need for making the Cold Saw.</text:span></text:p>
      <text:p text:style-name="Standard"><text:span text:style-name="T9"/></text:p>
      <text:p text:style-name="Standard"><text:span text:style-name="T9">During the </text:span><text:span text:style-name="T8">Build Preparation</text:span><text:span text:style-name="T9">, identify and organize the items for ease of access during the replication process.</text:span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<text:a xlink:type="simple" xlink:href="#__RefHeading__1087_1280142294" text:style-name="Internet_20_link" text:visited-style-name="Internet_20_link">Cut Materials</text:a><text:tab/>1</text:p>
          <text:p text:style-name="P8"><text:a xlink:type="simple" xlink:href="#__RefHeading__163_2071615657" text:style-name="Internet_20_link" text:visited-style-name="Internet_20_link">2” x 3” Steel Block Lengths</text:a><text:tab/>1</text:p>
          <text:p text:style-name="P8"><text:a xlink:type="simple" xlink:href="#__RefHeading__166_2071615657" text:style-name="Internet_20_link" text:visited-style-name="Internet_20_link">1” x 4” Steel Block Lengths</text:a><text:tab/>1</text:p>
          <text:p text:style-name="P7"><text:a xlink:type="simple" xlink:href="#__RefHeading__43_2071615657" text:style-name="Internet_20_link" text:visited-style-name="Internet_20_link">Make Blade Guard</text:a><text:tab/>2</text:p>
          <text:p text:style-name="P8"><text:a xlink:type="simple" xlink:href="#__RefHeading__151_2071615657" text:style-name="Internet_20_link" text:visited-style-name="Internet_20_link">Mount Metal Sheet</text:a><text:tab/>2</text:p>
          <text:p text:style-name="P8"><text:a xlink:type="simple" xlink:href="#__RefHeading__153_2071615657" text:style-name="Internet_20_link" text:visited-style-name="Internet_20_link">Torch Inner Circle</text:a><text:tab/>2</text:p>
          <text:p text:style-name="P8"><text:a xlink:type="simple" xlink:href="#__RefHeading__155_2071615657" text:style-name="Internet_20_link" text:visited-style-name="Internet_20_link">Torch Outer Circle</text:a><text:tab/>2</text:p>
          <text:p text:style-name="P8"><text:a xlink:type="simple" xlink:href="#__RefHeading__157_2071615657" text:style-name="Internet_20_link" text:visited-style-name="Internet_20_link">Torch In Half</text:a><text:tab/>2</text:p>
          <text:p text:style-name="P8"><text:a xlink:type="simple" xlink:href="#__RefHeading__159_2071615657" text:style-name="Internet_20_link" text:visited-style-name="Internet_20_link">Mount Halves</text:a><text:tab/>2</text:p>
          <text:p text:style-name="P8"><text:a xlink:type="simple" xlink:href="#__RefHeading__161_2071615657" text:style-name="Internet_20_link" text:visited-style-name="Internet_20_link">Weld Metal Flat</text:a><text:tab/>2</text:p>
          <text:p text:style-name="P7"><text:a xlink:type="simple" xlink:href="#__RefHeading__45_2071615657" text:style-name="Internet_20_link" text:visited-style-name="Internet_20_link">Make Base</text:a><text:tab/>2</text:p>
        </text:index-body>
      </text:table-of-content>
      <text:h text:style-name="Heading_20_1" text:outline-level="1"><text:bookmark text:name="__RefHeading__1087_1280142294"/><text:span text:style-name="T2">Cut Materials</text:span><text:bookmark-end text:name="__RefHeading__1087_1280142294"/></text:h>
      <text:p text:style-name="P5"/>
      <text:h text:style-name="Heading_20_2" text:outline-level="2"><text:bookmark text:name="__RefHeading__163_2071615657"/>2” x 3” Steel Flat Lengths<text:bookmark-end text:name="__RefHeading__163_2071615657"/></text:h>
      <text:p text:style-name="P2">Cut Length Tolerance<text:span text:style-name="T9"> – 1.6mm (1/16”)</text:span></text:p>
      <text:p text:style-name="P2">Cut Angle Tolerance<text:span text:style-name="T9"> – &lt;1 degree</text:span></text:p>
      <text:p text:style-name="P2">4<text:span text:style-name="T9"> – 26mm (1.0236”) for Short Spacers</text:span></text:p>
      <text:p text:style-name="P2">1<text:span text:style-name="T9"> – 50.8mm (2”) for Handle Block</text:span></text:p>
      <text:p text:style-name="P4"><text:span text:style-name="T8">4 – </text:span>76.2mm (3”) for Long Spacers</text:p>
      <text:p text:style-name="P2">4 –<text:span text:style-name="T9"> 101.6mm (4”) for Clamp Blocks</text:span></text:p>
      <text:p text:style-name="P3">4<text:span text:style-name="T9"> – 127mm (5”) for Clamp Jaws</text:span></text:p>
      <text:p text:style-name="P3">2<text:span text:style-name="T9"> – 300mm (11.81”) for Swivel Blocks</text:span></text:p>
      <text:p text:style-name="P6">2<text:span text:style-name="T9"> – 400m (15.75”) for Vise Moving Blocks and Vise Fixed Block</text:span></text:p>
      <text:p text:style-name="P3"/>
      <text:h text:style-name="P11" text:outline-level="2"><text:bookmark text:name="__RefHeading__166_2071615657"/>1” x 4” Steel Flat Lengths<text:bookmark-end text:name="__RefHeading__166_2071615657"/></text:h>
      <text:p text:style-name="P1">Cut Length Tolerance<text:span text:style-name="T9"> – 1.6mm (1/16”)</text:span></text:p>
      <text:p text:style-name="P1">Cut Angle Tolerance<text:span text:style-name="T9"> – &lt;1 degree</text:span></text:p>
      <text:p text:style-name="P6">1<text:span text:style-name="T9"> – 140mm (5.513”) for Short Support Flat</text:span></text:p>
      <text:p text:style-name="P6">1<text:span text:style-name="T9"> – 200mm (7.87”) for Bridge Flat</text:span></text:p>
      <text:p text:style-name="P6"><text:soft-page-break/>2<text:span text:style-name="T9"> – 280mm (</text:span></text:p>
      <text:p text:style-name="P6"><text:span text:style-name="T9"/></text:p>
      <text:p text:style-name="P6"><text:span text:style-name="T9"/></text:p>
      <text:p text:style-name="P6"><text:span text:style-name="T9"/></text:p>
      <text:h text:style-name="Heading_20_1" text:outline-level="1"><text:bookmark text:name="__RefHeading__43_2071615657"/><text:span text:style-name="T1">Make Blade Guard</text:span><text:bookmark-end text:name="__RefHeading__43_2071615657"/></text:h>
      <text:h text:style-name="P10" text:outline-level="2"><text:bookmark text:name="__RefHeading__151_2071615657"/><text:span text:style-name="T3">Mount Metal Sheet</text:span><text:bookmark-end text:name="__RefHeading__151_2071615657"/></text:h>
      <text:h text:style-name="P10" text:outline-level="2"><text:bookmark text:name="__RefHeading__153_2071615657"/><text:span text:style-name="T3">Torch Inner Circle</text:span><text:bookmark-end text:name="__RefHeading__153_2071615657"/></text:h>
      <text:h text:style-name="P10" text:outline-level="2"><text:bookmark text:name="__RefHeading__155_2071615657"/><text:span text:style-name="T3">Torch Outer Circle</text:span><text:bookmark-end text:name="__RefHeading__155_2071615657"/></text:h>
      <text:h text:style-name="P9" text:outline-level="2"><text:bookmark text:name="__RefHeading__157_2071615657"/><text:span text:style-name="T7">Torch In Half</text:span><text:bookmark-end text:name="__RefHeading__157_2071615657"/></text:h>
      <text:h text:style-name="Heading_20_2" text:outline-level="2"><text:bookmark text:name="__RefHeading__159_2071615657"/><text:span text:style-name="T4">Mount Halves</text:span><text:bookmark-end text:name="__RefHeading__159_2071615657"/></text:h>
      <text:h text:style-name="Heading_20_2" text:outline-level="2"><text:bookmark text:name="__RefHeading__161_2071615657"/><text:span text:style-name="T4">Weld Metal Flat</text:span><text:bookmark-end text:name="__RefHeading__161_2071615657"/></text:h>
      <text:h text:style-name="Heading_20_1" text:outline-level="1"><text:bookmark text:name="__RefHeading__45_2071615657"/><text:span text:style-name="T1">Make Base</text:span><text:bookmark-end text:name="__RefHeading__45_2071615657"/></text:h>
      <text:h text:style-name="Heading_20_2" text:outline-level="2"><text:span text:style-name="T1"/></text:h>
      <text:p text:style-name="Text_20_body"><text:span text:style-name="T1"/></text:p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08T16:17:11.05</meta:creation-date>
    <dc:date>2012-07-09T17:25:23.45</dc:date>
    <meta:editing-duration>PT2H59M6S</meta:editing-duration>
    <meta:editing-cycles>46</meta:editing-cycles>
    <meta:generator>LibreOffice/3.3$Win32 LibreOffice_project/330m19$Build-202</meta:generator>
    <meta:document-statistic meta:table-count="0" meta:image-count="0" meta:object-count="0" meta:page-count="2" meta:paragraph-count="40" meta:word-count="227" meta:character-count="1152"/>
  </office:meta>
</office:document-meta>
</file>